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5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PB1_CLK</text:p>
          </table:table-cell>
          <table:table-cell office:value-type="float" office:value="37500000" calcext:value-type="float">
            <text:p>375000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contaje (s)</text:p>
          </table:table-cell>
          <table:table-cell table:formula="of:=(1/[.F6])*4096*[.F7]" office:value-type="float" office:value="0.000436906666666667" calcext:value-type="float">
            <text:p>0,00043690666666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Tiempos requeridos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min (ms)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max (ms)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alores calculados</text:p>
          </table:table-cell>
          <table:covered-table-cell/>
          <table:table-cell/>
          <table:table-cell office:value-type="string" calcext:value-type="string">
            <text:p>Valores registros</text:p>
          </table:table-cell>
          <table:table-cell/>
          <table:table-cell table:style-name="ce1" office:value-type="string" calcext:value-type="string" table:number-columns-spanned="2" table:number-rows-spanned="1">
            <text:p>Tiempos reales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Ventana</text:p>
          </table:table-cell>
          <table:table-cell table:style-name="ce2" table:formula="of:=[.F17]-[.F12]/([.F8]*1000)" office:value-type="float" office:value="97.332275390625" calcext:value-type="float">
            <text:p>97,332</text:p>
          </table:table-cell>
          <table:table-cell/>
          <table:table-cell table:formula="of:=FLOOR([.F16])" office:value-type="float" office:value="97" calcext:value-type="float">
            <text:p>97</text:p>
          </table:table-cell>
          <table:table-cell table:style-name="ce3"/>
          <table:table-cell office:value-type="string" calcext:value-type="string">
            <text:p>Tmin (ms)</text:p>
          </table:table-cell>
          <table:table-cell table:style-name="ce2" table:formula="of:=([.H17]-[.H16])*[.F8]*1000" office:value-type="float" office:value="10.48576" calcext:value-type="float">
            <text:p>10,4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aje</text:p>
          </table:table-cell>
          <table:table-cell table:style-name="ce2" table:formula="of:=[.F13]/([.F8]*1000)+64-1" office:value-type="float" office:value="120.220458984375" calcext:value-type="float">
            <text:p>120,220</text:p>
          </table:table-cell>
          <table:table-cell/>
          <table:table-cell table:formula="of:=CEILING([.F17])" office:value-type="float" office:value="121" calcext:value-type="float">
            <text:p>121</text:p>
          </table:table-cell>
          <table:table-cell table:style-name="ce3"/>
          <table:table-cell office:value-type="string" calcext:value-type="string">
            <text:p>Tmax (ms)</text:p>
          </table:table-cell>
          <table:table-cell table:style-name="ce2" table:formula="of:=[.F8]*([.H17]-64+1)*1000" office:value-type="float" office:value="25.3405866666667" calcext:value-type="float">
            <text:p>25,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08:07:40.447355642</meta:creation-date>
    <dc:date>2021-03-14T15:00:55.541142258</dc:date>
    <meta:editing-duration>P1DT4H34M49S</meta:editing-duration>
    <meta:editing-cycles>3</meta:editing-cycles>
    <meta:generator>LibreOffice/6.4.6.2$Linux_X86_64 LibreOffice_project/40$Build-2</meta:generator>
    <meta:document-statistic meta:table-count="1" meta:cell-count="24" meta:object-count="0"/>
  </office:meta>
</office:document-meta>
</file>